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fo:background-color="#A9D08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16.113125cm" style:use-optimal-column-width="true"/>
    </style:style>
    <style:style style:name="co2" style:family="table-column">
      <style:table-column-properties fo:break-before="auto" style:column-width="12.3560416666667cm" style:use-optimal-column-width="true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5.900208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23.8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Clases de equivalencias válidas</text:p>
          </table:table-cell>
          <table:table-cell office:value-type="string" table:number-columns-spanned="1" table:number-rows-spanned="2" table:style-name="ce6">
            <text:p>Casos de pruebas</text:p>
          </table:table-cell>
          <table:table-cell office:value-type="string" table:number-columns-spanned="1" table:number-rows-spanned="2" table:style-name="ce6">
            <text:p>Valores límites</text:p>
          </table:table-cell>
          <table:table-cell office:value-type="string" table:number-columns-spanned="1" table:number-rows-spanned="2" table:style-name="ce6">
            <text:p>Pruebas Manuales (Entrada)</text:p>
          </table:table-cell>
          <table:table-cell office:value-type="string" table:number-columns-spanned="1" table:number-rows-spanned="2" table:style-name="ce6">
            <text:p>Pruebas Automatizadas (Junit)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Sumar numeros de una cadena</text:p>
          </table:table-cell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style-name="ro2">
          <table:table-cell office:value-type="string" table:style-name="ce4">
            <text:p>X</text:p>
          </table:table-cell>
          <table:table-cell office:value-type="string" table:style-name="ce5">
            <text:p>zxcApQ23 -&gt; 5, abc12de3f4gh -&gt; 10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9"/>
        </table:table-row>
        <table:table-row table:number-rows-repeated="104857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Excel_32_Built-in_32_Input" style:display-name="Excel Built-in Input" style:family="table-cell" style:data-style-name="N0">
      <style:table-cell-properties fo:border="thin solid #7F7F7F" style:vertical-align="automatic" fo:background-color="#FFCC99"/>
      <style:text-properties fo:color="#3F3F76" style:font-name="Calibri" style:font-name-asian="Calibri" style:font-name-complex="Calibri" style:font-family-generic="swiss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antos CJ</meta:initial-creator>
    <dc:creator>Santos CJ</dc:creator>
    <meta:creation-date>2018-10-29T08:44:46Z</meta:creation-date>
    <dc:date>2018-12-11T14:52:50Z</dc:date>
    <meta:editing-cycles>5</meta:editing-cycles>
    <meta:editing-duration>PT3599S</meta:editing-duration>
  </office:meta>
</office:document-meta>
</file>